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9.B1" style:family="table-cell">
      <style:table-cell-properties fo:padding="0.097cm" fo:border-left="0.002cm solid #ffffff" fo:border-right="0.002cm solid #000000" fo:border-top="0.002cm solid #000000" fo:border-bottom="0.002cm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02cm solid #000000" fo:border-right="none" fo:border-top="none" fo:border-bottom="0.002cm solid #000000"/>
    </style:style>
    <style:style style:name="Tabella9.B2" style:family="table-cell">
      <style:table-cell-properties fo:padding="0.097cm" fo:border-left="0.002cm solid #ffffff" fo:border-right="0.002cm solid #000000" fo:border-top="none" fo:border-bottom="0.002cm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 style:list-style-name="L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Text_20_body">Nome scenario</text:p>
          </table:table-cell>
          <table:table-cell table:style-name="Tabella9.B1" office:value-type="string">
            <text:p text:style-name="Text_20_body">Inserimento commento nel forum</text:p>
          </table:table-cell>
        </table:table-row>
        <table:table-row table:style-name="Tabella9.2">
          <table:table-cell table:style-name="Tabella9.A2" office:value-type="string">
            <text:p text:style-name="Text_20_body">Istanza degli attori partecipanti</text:p>
          </table:table-cell>
          <table:table-cell table:style-name="Tabella9.B2" office:value-type="string">
            <text:p text:style-name="Text_20_body">Fabio : Genitore</text:p>
          </table:table-cell>
        </table:table-row>
        <table:table-row table:style-name="Tabella9.3">
          <table:table-cell table:style-name="Tabella9.A2" office:value-type="string">
            <text:p text:style-name="Text_20_body">Flusso degli eventi </text:p>
          </table:table-cell>
          <table:table-cell table:style-name="Tabella9.B2" office:value-type="string">
            <text:list xml:id="list30717339" text:style-name="L2">
              <text:list-item>
                <text:p text:style-name="P3">Fabio è il genitore di un bimbo che frequenta l'asilo dell' università. Siccome è interessato ad una <text:s/>discussione sul forum di @silo consulta il sistema</text:p>
              </text:list-item>
              <text:list-item>
                <text:p text:style-name="P3">Fabio va sulla voce Forum</text:p>
                <text:list>
                  <text:list-item>
                    <text:list>
                      <text:list-item>
                        <text:p text:style-name="P3">Il sistema mostra la pagina iniziale del forum con le varie descrizioni</text:p>
                      </text:list-item>
                    </text:list>
                  </text:list-item>
                </text:list>
              </text:list-item>
              <text:list-item>
                <text:p text:style-name="P3">Fabio va <text:s/>sulla discussione ''Recita di Natale 2012 ''</text:p>
                <text:list>
                  <text:list-item>
                    <text:list>
                      <text:list-item>
                        <text:p text:style-name="P3">Il sistema mostra i commenti precedenti della discussione '' Recita Natale <text:s text:c="4"/>2012'' </text:p>
                      </text:list-item>
                    </text:list>
                  </text:list-item>
                </text:list>
              </text:list-item>
              <text:list-item>
                <text:p text:style-name="P3">Fabio chiede di sottomettere una risposta</text:p>
                <text:list>
                  <text:list-item>
                    <text:list>
                      <text:list-item>
                        <text:p text:style-name="P3">Il sistema apre un form per l' inserimento di un nuovo commento</text:p>
                      </text:list-item>
                    </text:list>
                  </text:list-item>
                </text:list>
              </text:list-item>
              <text:list-item>
                <text:p text:style-name="P3">Fabio scrive “Molto bella la recita, dove posso trovare le foto?” e sottomette il commento.</text:p>
                <text:list>
                  <text:list-item>
                    <text:list>
                      <text:list-item>
                        <text:p text:style-name="P3">Il sistema inserisce il commento e mostra un messaggio all ' utente “ Commento Inviato correttamente”</text:p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6T20:53:17.07</meta:creation-date>
    <meta:editing-duration>PT4M17S</meta:editing-duration>
    <meta:editing-cycles>4</meta:editing-cycles>
    <meta:generator>OpenOffice.org/3.3$Win32 OpenOffice.org_project/330m20$Build-9567</meta:generator>
    <dc:date>2012-10-20T10:59:26.39</dc:date>
    <meta:document-statistic meta:table-count="1" meta:image-count="0" meta:object-count="0" meta:page-count="1" meta:paragraph-count="14" meta:word-count="136" meta:character-count="810"/>
    <dc:creator>Alfonso Piscitelli</dc:creator>
  </office:meta>
</office:document-meta>
</file>